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utura Lt BT" fo:font-weight="normal" officeooo:rsid="00639783" officeooo:paragraph-rsid="000d11e9" style:font-weight-asian="normal" style:font-weight-complex="normal"/>
    </style:style>
    <style:style style:name="P2" style:family="paragraph" style:parent-style-name="Standard">
      <style:text-properties style:font-name="Futura Lt BT" fo:font-weight="normal" officeooo:rsid="00639783" officeooo:paragraph-rsid="001372af" style:font-weight-asian="normal" style:font-weight-complex="normal"/>
    </style:style>
    <style:style style:name="P3" style:family="paragraph" style:parent-style-name="Standard">
      <style:text-properties style:font-name="Futura Lt BT" officeooo:rsid="00639783" officeooo:paragraph-rsid="000cb1f0"/>
    </style:style>
    <style:style style:name="P4" style:family="paragraph" style:parent-style-name="Standard">
      <style:text-properties style:font-name="Futura Lt BT" officeooo:paragraph-rsid="000cb1f0"/>
    </style:style>
    <style:style style:name="P5" style:family="paragraph" style:parent-style-name="Standard">
      <style:paragraph-properties fo:text-align="justify" style:justify-single-word="false"/>
      <style:text-properties officeooo:rsid="00130394" officeooo:paragraph-rsid="0036150e"/>
    </style:style>
    <style:style style:name="P6" style:family="paragraph" style:parent-style-name="_5f_3_5f_head.sub">
      <style:text-properties officeooo:rsid="000cb1f0" officeooo:paragraph-rsid="000cb1f0"/>
    </style:style>
    <style:style style:name="P7" style:family="paragraph" style:parent-style-name="_5f_3_5f_head.main">
      <style:text-properties officeooo:rsid="000cb1f0" officeooo:paragraph-rsid="000cb1f0"/>
    </style:style>
    <style:style style:name="P8" style:family="paragraph" style:parent-style-name="_5f_3_5f_l">
      <style:text-properties officeooo:rsid="000cb1f0" officeooo:paragraph-rsid="000cb1f0"/>
    </style:style>
    <style:style style:name="P9" style:family="paragraph" style:parent-style-name="_5f_3_5f_l">
      <style:text-properties officeooo:rsid="000cb1f0" officeooo:paragraph-rsid="000ea4d7"/>
    </style:style>
    <style:style style:name="P10" style:family="paragraph" style:parent-style-name="_5f_3_5f_l">
      <style:text-properties officeooo:rsid="000cb1f0" officeooo:paragraph-rsid="00105f20"/>
    </style:style>
    <style:style style:name="P11" style:family="paragraph" style:parent-style-name="_5f_3_5f_l">
      <style:text-properties officeooo:rsid="000cb1f0" officeooo:paragraph-rsid="00167245"/>
    </style:style>
    <style:style style:name="P12" style:family="paragraph" style:parent-style-name="_5f_3_5f_l">
      <style:text-properties officeooo:rsid="000cb1f0" officeooo:paragraph-rsid="00182f00"/>
    </style:style>
    <style:style style:name="P13" style:family="paragraph" style:parent-style-name="_5f_3_5f_l">
      <style:text-properties officeooo:rsid="000cb1f0" officeooo:paragraph-rsid="0019a433"/>
    </style:style>
    <style:style style:name="P14" style:family="paragraph" style:parent-style-name="_5f_3_5f_l">
      <style:text-properties officeooo:rsid="000cb1f0" officeooo:paragraph-rsid="001df0f2"/>
    </style:style>
    <style:style style:name="P15" style:family="paragraph" style:parent-style-name="_5f_3_5f_l">
      <style:text-properties officeooo:rsid="000cb1f0" officeooo:paragraph-rsid="001f21e7"/>
    </style:style>
    <style:style style:name="P16" style:family="paragraph" style:parent-style-name="_5f_3_5f_l">
      <style:text-properties officeooo:rsid="000cb1f0" officeooo:paragraph-rsid="001fd5a9"/>
    </style:style>
    <style:style style:name="P17" style:family="paragraph" style:parent-style-name="_5f_3_5f_l">
      <style:text-properties officeooo:rsid="000cb1f0" officeooo:paragraph-rsid="0020677c"/>
    </style:style>
    <style:style style:name="P18" style:family="paragraph" style:parent-style-name="_5f_3_5f_l">
      <style:text-properties officeooo:rsid="000cb1f0" officeooo:paragraph-rsid="0020abf6"/>
    </style:style>
    <style:style style:name="P19" style:family="paragraph" style:parent-style-name="_5f_3_5f_l">
      <style:text-properties officeooo:rsid="000cb1f0" officeooo:paragraph-rsid="002da3c5"/>
    </style:style>
    <style:style style:name="P20" style:family="paragraph" style:parent-style-name="_5f_3_5f_l">
      <style:text-properties officeooo:rsid="000cb1f0" officeooo:paragraph-rsid="0031e4b2"/>
    </style:style>
    <style:style style:name="P21" style:family="paragraph" style:parent-style-name="_5f_3_5f_l">
      <style:text-properties officeooo:rsid="000cb1f0" officeooo:paragraph-rsid="0035a533"/>
    </style:style>
    <style:style style:name="P22" style:family="paragraph" style:parent-style-name="_5f_3_5f_l">
      <style:text-properties officeooo:paragraph-rsid="000ea4d7"/>
    </style:style>
    <style:style style:name="P23" style:family="paragraph" style:parent-style-name="_5f_3_5f_l">
      <style:text-properties officeooo:rsid="00105f20" officeooo:paragraph-rsid="00105f20"/>
    </style:style>
    <style:style style:name="P24" style:family="paragraph" style:parent-style-name="_5f_3_5f_l">
      <style:text-properties fo:font-weight="bold" style:font-weight-asian="bold" style:font-weight-complex="bold"/>
    </style:style>
    <style:style style:name="P25" style:family="paragraph" style:parent-style-name="_5f_3_5f_l">
      <style:text-properties fo:font-weight="bold" officeooo:rsid="00127082" officeooo:paragraph-rsid="00127082" style:font-weight-asian="bold" style:font-weight-complex="bold"/>
    </style:style>
    <style:style style:name="P26" style:family="paragraph" style:parent-style-name="_5f_3_5f_l">
      <style:text-properties officeooo:paragraph-rsid="00167245"/>
    </style:style>
    <style:style style:name="P27" style:family="paragraph" style:parent-style-name="_5f_3_5f_l">
      <style:text-properties officeooo:rsid="00182f00" officeooo:paragraph-rsid="0020abf6"/>
    </style:style>
    <style:style style:name="P28" style:family="paragraph" style:parent-style-name="_5f_3_5f_l">
      <style:text-properties officeooo:paragraph-rsid="001d7fde"/>
    </style:style>
    <style:style style:name="P29" style:family="paragraph" style:parent-style-name="_5f_3_5f_l">
      <style:text-properties officeooo:rsid="001df0f2" officeooo:paragraph-rsid="001df0f2"/>
    </style:style>
    <style:style style:name="P30" style:family="paragraph" style:parent-style-name="_5f_3_5f_l">
      <style:text-properties officeooo:rsid="00212cf4" officeooo:paragraph-rsid="00212cf4"/>
    </style:style>
    <style:style style:name="P31" style:family="paragraph" style:parent-style-name="_5f_3_5f_l">
      <style:text-properties officeooo:paragraph-rsid="00182f00"/>
    </style:style>
    <style:style style:name="P32" style:family="paragraph" style:parent-style-name="_5f_3_5f_l">
      <style:text-properties officeooo:paragraph-rsid="0033f1b6"/>
    </style:style>
    <style:style style:name="P33" style:family="paragraph" style:parent-style-name="cit_5f_4_5f_bibl">
      <style:text-properties officeooo:rsid="000ea4d7" officeooo:paragraph-rsid="000ea4d7"/>
    </style:style>
    <style:style style:name="P34" style:family="paragraph" style:parent-style-name="Footnote">
      <style:text-properties officeooo:rsid="00a6b2da" officeooo:paragraph-rsid="0002ec4a"/>
    </style:style>
    <style:style style:name="P35" style:family="paragraph" style:parent-style-name="Footnote">
      <style:text-properties officeooo:paragraph-rsid="00167245"/>
    </style:style>
    <style:style style:name="P36" style:family="paragraph" style:parent-style-name="pb">
      <style:paragraph-properties fo:break-before="page"/>
    </style:style>
    <style:style style:name="P37" style:family="paragraph" style:parent-style-name="dateline_5f_4_5f_origPlace">
      <style:text-properties officeooo:rsid="001372af" officeooo:paragraph-rsid="001372af"/>
    </style:style>
    <style:style style:name="P38" style:family="paragraph" style:parent-style-name="cit_5f_4_5f_quote">
      <style:text-properties officeooo:rsid="000ea4d7" officeooo:paragraph-rsid="000ea4d7"/>
    </style:style>
    <style:style style:name="P39" style:family="paragraph" style:parent-style-name="Heading_20_2">
      <style:text-properties officeooo:paragraph-rsid="0036150e"/>
    </style:style>
    <style:style style:name="P40" style:family="paragraph" style:parent-style-name="Heading_20_2">
      <style:paragraph-properties fo:break-before="page"/>
      <style:text-properties officeooo:paragraph-rsid="0036150e"/>
    </style:style>
    <style:style style:name="P41" style:family="paragraph" style:parent-style-name="Footnote">
      <style:paragraph-properties fo:text-align="justify" style:justify-single-word="false"/>
      <style:text-properties fo:font-style="normal" officeooo:rsid="00130394" officeooo:paragraph-rsid="003e8590" style:font-style-asian="normal" style:font-style-complex="normal"/>
    </style:style>
    <style:style style:name="P42" style:family="paragraph" style:parent-style-name="Footnote">
      <style:paragraph-properties fo:text-align="justify" style:justify-single-word="false"/>
      <style:text-properties fo:font-style="normal" officeooo:rsid="00130394" officeooo:paragraph-rsid="00446456" style:font-style-asian="normal" style:font-style-complex="normal"/>
    </style:style>
    <style:style style:name="P43" style:family="paragraph" style:parent-style-name="Footnote">
      <style:paragraph-properties fo:text-align="justify" style:justify-single-word="false"/>
      <style:text-properties fo:font-style="normal" officeooo:rsid="00130394" officeooo:paragraph-rsid="003f823d" style:font-style-asian="normal" style:font-style-complex="normal"/>
    </style:style>
    <style:style style:name="P44" style:family="paragraph" style:parent-style-name="Footnote">
      <style:paragraph-properties fo:text-align="justify" style:justify-single-word="false"/>
      <style:text-properties fo:font-style="normal" officeooo:rsid="00130394" officeooo:paragraph-rsid="00412b8f" style:font-style-asian="normal" style:font-style-complex="normal"/>
    </style:style>
    <style:style style:name="P45" style:family="paragraph" style:parent-style-name="Footnote">
      <style:paragraph-properties fo:text-align="justify" style:justify-single-word="false"/>
      <style:text-properties fo:font-style="normal" officeooo:rsid="006c625a" officeooo:paragraph-rsid="00428a80" style:font-style-asian="normal" style:font-style-complex="normal"/>
    </style:style>
    <style:style style:name="P46" style:family="paragraph" style:parent-style-name="Heading_20_3">
      <style:text-properties officeooo:rsid="00412b8f" officeooo:paragraph-rsid="00412b8f"/>
    </style:style>
    <style:style style:name="P47" style:family="paragraph" style:parent-style-name="Standard">
      <style:paragraph-properties fo:text-align="justify" style:justify-single-word="false"/>
      <style:text-properties fo:font-style="normal" officeooo:rsid="00130394" officeooo:paragraph-rsid="00412b8f" style:font-style-asian="normal" style:font-style-complex="normal"/>
    </style:style>
    <style:style style:name="T1" style:family="text">
      <style:text-properties style:font-name="Futura Lt BT"/>
    </style:style>
    <style:style style:name="T2" style:family="text">
      <style:text-properties style:font-name="Futura Lt BT" officeooo:rsid="000f0c99"/>
    </style:style>
    <style:style style:name="T3" style:family="text">
      <style:text-properties style:font-name="Futura Lt BT" officeooo:rsid="0021da2c"/>
    </style:style>
    <style:style style:name="T4" style:family="text">
      <style:text-properties style:font-name="Futura Lt BT" officeooo:rsid="0021b789"/>
    </style:style>
    <style:style style:name="T5" style:family="text">
      <style:text-properties style:font-name="Futura Lt BT" officeooo:rsid="006e4cd0"/>
    </style:style>
    <style:style style:name="T6" style:family="text">
      <style:text-properties style:font-name="Futura Lt BT" officeooo:rsid="006821d8"/>
    </style:style>
    <style:style style:name="T7" style:family="text">
      <style:text-properties style:font-name="Futura Lt BT" officeooo:rsid="001d13e5"/>
    </style:style>
    <style:style style:name="T8" style:family="text">
      <style:text-properties style:font-name="Futura Lt BT" fo:font-style="normal" style:font-style-asian="normal" style:font-style-complex="normal"/>
    </style:style>
    <style:style style:name="T9" style:family="text">
      <style:text-properties style:font-name="Futura Lt BT" fo:font-style="normal" officeooo:rsid="008f3814" style:font-style-asian="normal" style:font-style-complex="normal"/>
    </style:style>
    <style:style style:name="T10" style:family="text">
      <style:text-properties style:font-name="Futura Lt BT" fo:font-style="normal" officeooo:rsid="001f1efb" style:font-style-asian="normal" style:font-style-complex="normal"/>
    </style:style>
    <style:style style:name="T11" style:family="text">
      <style:text-properties style:font-name="Futura Lt BT" fo:font-style="normal" officeooo:rsid="00f06e7e" style:font-style-asian="normal" style:font-style-complex="normal"/>
    </style:style>
    <style:style style:name="T12" style:family="text">
      <style:text-properties style:font-name="Futura Lt B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Futura Lt BT" fo:font-style="normal" fo:font-weight="normal" officeooo:rsid="00f06e7e" style:font-style-asian="normal" style:font-weight-asian="normal" style:font-style-complex="normal" style:font-weight-complex="normal"/>
    </style:style>
    <style:style style:name="T14" style:family="text">
      <style:text-properties style:font-name="Futura Lt BT" officeooo:rsid="00757dfb"/>
    </style:style>
    <style:style style:name="T15" style:family="text">
      <style:text-properties style:font-name="Futura Lt BT" officeooo:rsid="000cb1f0"/>
    </style:style>
    <style:style style:name="T16" style:family="text">
      <style:text-properties style:font-name="Futura Lt BT" officeooo:rsid="0095bfb5"/>
    </style:style>
    <style:style style:name="T17" style:family="text">
      <style:text-properties style:font-name="Futura Lt BT" officeooo:rsid="00998ff4"/>
    </style:style>
    <style:style style:name="T18" style:family="text">
      <style:text-properties style:font-name="Futura Lt BT" officeooo:rsid="001d7fde"/>
    </style:style>
    <style:style style:name="T19" style:family="text">
      <style:text-properties style:font-name="Futura Lt BT" officeooo:rsid="0036b5c9"/>
    </style:style>
    <style:style style:name="T20" style:family="text">
      <style:text-properties style:font-name="Futura Lt BT" officeooo:rsid="00297d91"/>
    </style:style>
    <style:style style:name="T21" style:family="text">
      <style:text-properties style:font-name="Futura Lt BT" officeooo:rsid="0040a315"/>
    </style:style>
    <style:style style:name="T22" style:family="text">
      <style:text-properties style:font-name="Futura Lt BT" officeooo:rsid="004342ac" style:font-style-asian="normal" style:font-style-complex="normal"/>
    </style:style>
    <style:style style:name="T23" style:family="text">
      <style:text-properties style:font-name="Futura Lt BT" officeooo:rsid="002da3c5" style:font-style-asian="normal" style:font-style-complex="normal"/>
    </style:style>
    <style:style style:name="T24" style:family="text">
      <style:text-properties style:font-name="Futura Lt BT" officeooo:rsid="000f0c99" style:font-style-asian="normal" style:font-style-complex="normal"/>
    </style:style>
    <style:style style:name="T25" style:family="text">
      <style:text-properties style:font-name="Futura Lt BT" officeooo:rsid="0021da2c" style:font-style-asian="normal" style:font-style-complex="normal"/>
    </style:style>
    <style:style style:name="T26" style:family="text">
      <style:text-properties style:font-name="Futura Lt BT" fo:language="fr" fo:country="FR" fo:font-style="normal" officeooo:rsid="001973df" fo:background-color="transparent" loext:char-shading-value="0" style:font-style-asian="normal" style:font-style-complex="normal"/>
    </style:style>
    <style:style style:name="T27" style:family="text">
      <style:text-properties style:font-name="Futura Lt BT" officeooo:rsid="00166f20"/>
    </style:style>
    <style:style style:name="T28" style:family="text">
      <style:text-properties officeooo:rsid="0021b789"/>
    </style:style>
    <style:style style:name="T29" style:family="text">
      <style:text-properties officeooo:rsid="0021da2c"/>
    </style:style>
    <style:style style:name="T30" style:family="text">
      <style:text-properties officeooo:rsid="0089166f"/>
    </style:style>
    <style:style style:name="T31" style:family="text">
      <style:text-properties officeooo:rsid="001d13e5"/>
    </style:style>
    <style:style style:name="T32" style:family="text">
      <style:text-properties officeooo:rsid="00998ff4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02ec4a" style:font-style-asian="italic" style:font-style-complex="italic"/>
    </style:style>
    <style:style style:name="T35" style:family="text">
      <style:text-properties fo:font-style="italic" officeooo:rsid="0010bbe1" style:font-style-asian="italic" style:font-style-complex="italic"/>
    </style:style>
    <style:style style:name="T36" style:family="text">
      <style:text-properties fo:font-style="italic" officeooo:rsid="008b01ba" style:font-style-asian="italic" style:font-style-complex="italic"/>
    </style:style>
    <style:style style:name="T37" style:family="text">
      <style:text-properties fo:font-style="italic" officeooo:rsid="001d7fde" style:font-style-asian="italic" style:font-style-complex="italic"/>
    </style:style>
    <style:style style:name="T38" style:family="text">
      <style:text-properties fo:font-style="italic" officeooo:rsid="0020677c" style:font-style-asian="italic" style:font-style-complex="italic"/>
    </style:style>
    <style:style style:name="T39" style:family="text">
      <style:text-properties fo:font-style="italic" officeooo:rsid="00242204" style:font-style-asian="italic" style:font-style-complex="italic"/>
    </style:style>
    <style:style style:name="T40" style:family="text">
      <style:text-properties officeooo:rsid="0002ec4a"/>
    </style:style>
    <style:style style:name="T41" style:family="text">
      <style:text-properties officeooo:rsid="00b77b0d" fo:background-color="#ffffff" loext:char-shading-value="0"/>
    </style:style>
    <style:style style:name="T42" style:family="text">
      <style:text-properties officeooo:rsid="009f43a6"/>
    </style:style>
    <style:style style:name="T43" style:family="text">
      <style:text-properties style:font-style-asian="normal" style:font-style-complex="normal"/>
    </style:style>
    <style:style style:name="T44" style:family="text">
      <style:text-properties officeooo:rsid="004342ac" style:font-style-asian="normal" style:font-style-complex="normal"/>
    </style:style>
    <style:style style:name="T45" style:family="text">
      <style:text-properties officeooo:rsid="001affaf" style:font-style-asian="normal" style:font-style-complex="normal"/>
    </style:style>
    <style:style style:name="T46" style:family="text">
      <style:text-properties officeooo:rsid="003e6063" style:font-style-asian="normal" style:font-style-complex="normal"/>
    </style:style>
    <style:style style:name="T47" style:family="text">
      <style:text-properties officeooo:rsid="0022c21a" style:font-style-asian="normal" style:font-style-complex="normal"/>
    </style:style>
    <style:style style:name="T48" style:family="text">
      <style:text-properties officeooo:rsid="008c0c70"/>
    </style:style>
    <style:style style:name="T49" style:family="text">
      <style:text-properties officeooo:rsid="0010bbe1"/>
    </style:style>
    <style:style style:name="T50" style:family="text">
      <style:text-properties officeooo:rsid="008688c5"/>
    </style:style>
    <style:style style:name="T51" style:family="text">
      <style:text-properties officeooo:rsid="006e4cd0"/>
    </style:style>
    <style:style style:name="T52" style:family="text">
      <style:text-properties officeooo:rsid="006821d8"/>
    </style:style>
    <style:style style:name="T53" style:family="text">
      <style:text-properties officeooo:rsid="0087607f"/>
    </style:style>
    <style:style style:name="T54" style:family="text">
      <style:text-properties officeooo:rsid="00113d61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69a45c" style:font-style-asian="normal" style:font-style-complex="normal"/>
    </style:style>
    <style:style style:name="T57" style:family="text">
      <style:text-properties fo:font-style="normal" officeooo:rsid="008b01ba" style:font-style-asian="normal" style:font-style-complex="normal"/>
    </style:style>
    <style:style style:name="T58" style:family="text">
      <style:text-properties fo:font-style="normal" officeooo:rsid="000def17" style:font-style-asian="normal" style:font-style-complex="normal"/>
    </style:style>
    <style:style style:name="T59" style:family="text">
      <style:text-properties fo:font-style="normal" officeooo:rsid="00130394" style:font-style-asian="normal" style:font-style-complex="normal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fo:font-size="12pt" fo:font-style="normal" style:font-size-asian="12pt" style:font-style-asian="normal" style:font-size-complex="12pt" style:font-style-complex="normal"/>
    </style:style>
    <style:style style:name="T62" style:family="text">
      <style:text-properties officeooo:rsid="007a5ae7"/>
    </style:style>
    <style:style style:name="T63" style:family="text">
      <style:text-properties officeooo:rsid="00813490"/>
    </style:style>
    <style:style style:name="T64" style:family="text">
      <style:text-properties officeooo:rsid="001a4823"/>
    </style:style>
    <style:style style:name="T65" style:family="text">
      <style:text-properties officeooo:rsid="000cb1f0"/>
    </style:style>
    <style:style style:name="T66" style:family="text">
      <style:text-properties style:font-name="Liberation Serif" fo:font-size="10pt" officeooo:rsid="00738baa" style:font-size-asian="10pt" style:font-size-complex="10pt"/>
    </style:style>
    <style:style style:name="T67" style:family="text">
      <style:text-properties style:font-name="Liberation Serif" fo:font-size="10pt" fo:font-style="italic" officeooo:rsid="00738baa" style:font-size-asian="10pt" style:font-style-asian="italic" style:font-size-complex="10pt" style:font-style-complex="italic"/>
    </style:style>
    <style:style style:name="T68" style:family="text">
      <style:text-properties style:font-name="Liberation Serif" fo:font-size="10pt" fo:font-style="italic" officeooo:rsid="001d13e5" style:font-size-asian="10pt" style:font-style-asian="italic" style:font-size-complex="10pt" style:font-style-complex="italic"/>
    </style:style>
    <style:style style:name="T69" style:family="text">
      <style:text-properties style:font-name="Liberation Serif" officeooo:rsid="00738baa"/>
    </style:style>
    <style:style style:name="T70" style:family="text">
      <style:text-properties style:font-name="Liberation Serif" fo:font-style="italic" style:font-style-asian="italic" style:font-style-complex="italic"/>
    </style:style>
    <style:style style:name="T71" style:family="text">
      <style:text-properties fo:font-weight="normal" officeooo:rsid="000cb1f0" style:font-weight-asian="normal" style:font-weight-complex="normal"/>
    </style:style>
    <style:style style:name="T72" style:family="text">
      <style:text-properties officeooo:rsid="000d11e9"/>
    </style:style>
    <style:style style:name="T73" style:family="text">
      <style:text-properties officeooo:rsid="000def17"/>
    </style:style>
    <style:style style:name="T74" style:family="text">
      <style:text-properties officeooo:rsid="000ea4d7"/>
    </style:style>
    <style:style style:name="T75" style:family="text">
      <style:text-properties officeooo:rsid="00105f20"/>
    </style:style>
    <style:style style:name="T76" style:family="text">
      <style:text-properties officeooo:rsid="00b77b0d"/>
    </style:style>
    <style:style style:name="T77" style:family="text">
      <style:text-properties officeooo:rsid="00127082"/>
    </style:style>
    <style:style style:name="T78" style:family="text">
      <style:text-properties officeooo:rsid="001372af"/>
    </style:style>
    <style:style style:name="T79" style:family="text">
      <style:text-properties officeooo:rsid="00167245"/>
    </style:style>
    <style:style style:name="T80" style:family="text">
      <style:text-properties officeooo:rsid="001d7fde"/>
    </style:style>
    <style:style style:name="T81" style:family="text">
      <style:text-properties officeooo:rsid="003c4eb3"/>
    </style:style>
    <style:style style:name="T82" style:family="text">
      <style:text-properties officeooo:rsid="0036b5c9"/>
    </style:style>
    <style:style style:name="T83" style:family="text">
      <style:text-properties officeooo:rsid="001f21e7"/>
    </style:style>
    <style:style style:name="T84" style:family="text">
      <style:text-properties officeooo:rsid="002627df"/>
    </style:style>
    <style:style style:name="T85" style:family="text">
      <style:text-properties officeooo:rsid="0016ab97"/>
    </style:style>
    <style:style style:name="T86" style:family="text">
      <style:text-properties officeooo:rsid="0022a8d8"/>
    </style:style>
    <style:style style:name="T87" style:family="text">
      <style:text-properties officeooo:rsid="00242204"/>
    </style:style>
    <style:style style:name="T88" style:family="text">
      <style:text-properties officeooo:rsid="0031e4b2"/>
    </style:style>
    <style:style style:name="T89" style:family="text">
      <style:text-properties officeooo:rsid="000de0a8"/>
    </style:style>
    <style:style style:name="T90" style:family="text">
      <style:text-properties officeooo:rsid="0033f1b6"/>
    </style:style>
    <style:style style:name="T91" style:family="text">
      <style:text-properties officeooo:rsid="00412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Page</text:p>
      <text:p text:style-name="_5f_3_5f_head">Titre*</text:p>
      <text:p text:style-name="P7"><text:span text:style-name="T72">(ou) </text:span>Titre principal*</text:p>
      <text:p text:style-name="P6">Sous-titre*</text:p>
      <text:p text:style-name="P38">Citation*</text:p>
      <text:p text:style-name="P33"><text:span text:style-name="T78">(si contenue) </text:span>Référence bibliographique*</text:p>
      <text:p text:style-name="P4">&lt;lg&gt;</text:p>
      <text:p text:style-name="P8">vers 1*</text:p>
      <text:p text:style-name="P8">vers 2*</text:p>
      <text:p text:style-name="P3">&lt;/lg&gt;</text:p>
      <text:p text:style-name="pb">Page</text:p>
      <text:p text:style-name="P3">&lt;lg&gt;</text:p>
      <text:p text:style-name="P24">C<text:span text:style-name="T77">hangement voyelle/consonne : </text:span></text:p>
      <text:p text:style-name="P12"><text:span text:style-name="T88">Ouverture</text:span> voyelle : m<text:span text:style-name="seg.ouverture_5f_voyelle_5f_2_5f_orig"><text:span text:style-name="T1">e</text:span></text:span><text:span text:style-name="seg.ouverture_5f_voyelle_5f_2_5f_reg"><text:span text:style-name="T3">a</text:span></text:span>n ; jo<text:span text:style-name="seg.ouverture_5f_voyelle_5f_2_5f_orig"><text:span text:style-name="T42">é</text:span></text:span><text:span text:style-name="seg.ouverture_5f_voyelle_5f_2_5f_reg"><text:span text:style-name="T29">a</text:span></text:span></text:p>
      <text:p text:style-name="P18">Augmentation voyelle : <text:span text:style-name="T73">h</text:span><text:span text:style-name="seg.fermeture_5f_voyelle_5f_2_5f_orig">a</text:span><text:span text:style-name="seg.fermeture_5f_voyelle_5f_2_5f_reg"><text:span text:style-name="T54">i</text:span></text:span>ñni ; <text:span text:style-name="T73">di</text:span>mé<text:span text:style-name="seg.fermeture_5f_voyelle_5f_2_5f_orig">a</text:span><text:span text:style-name="seg.fermeture_5f_voyelle_5f_2_5f_reg">o</text:span>m ; <text:span text:style-name="seg.fermeture_5f_voyelle_5f_2_5f_orig">a</text:span><text:span text:style-name="seg.fermeture_5f_voyelle_5f_2_5f_reg">e</text:span>bar<text:span text:style-name="T1">h ; d</text:span><text:span text:style-name="seg.fermeture_5f_voyelle_5f_2_5f_orig"><text:span text:style-name="T46">eu</text:span></text:span><text:span text:style-name="seg.fermeture_5f_voyelle_5f_2_5f_reg"><text:span text:style-name="T46">ou</text:span></text:span><text:span text:style-name="T20">r</text:span></text:p>
      <text:p text:style-name="P21">A<text:span text:style-name="T26">muïssement</text:span> consonne <text:span text:style-name="T73">orig : </text:span><text:span text:style-name="seg.amuissement_5f_consonne_5f_1_5f_orig">h</text:span><text:span text:style-name="T73">r</text:span>é<text:span text:style-name="T73">r ; dira</text:span><text:span text:style-name="seg.amuissement_5f_consonne_5f_1_5f_orig">g</text:span><text:span text:style-name="T73">zoñ, </text:span><text:span text:style-name="T58">m</text:span><text:span text:style-name="seg.amenuisement_5f_voyelle_5f_2_5f_orig"><text:span text:style-name="T24">e</text:span></text:span><text:span text:style-name="seg.amenuisement_5f_voyelle_5f_2_5f_reg"><text:span text:style-name="T25">a</text:span></text:span><text:span text:style-name="seg.amuissement_5f_consonne_5f_1_5f_orig"><text:span text:style-name="T47">n</text:span></text:span></text:p>
      <text:p text:style-name="P20">A<text:span text:style-name="T26">muïssement</text:span> consonne <text:span text:style-name="T72">reg</text:span> : bleu<text:span text:style-name="seg.amuissement_5f_consonne_5f_1_5f_reg">v</text:span>n ; <text:span text:style-name="T73">di</text:span>mé<text:span text:style-name="seg.amuissement_5f_consonne_5f_1_5f_reg">z</text:span>am<text:span text:style-name="seg.amuissement_5f_consonne_5f_1_5f_reg">p</text:span></text:p>
      <text:p text:style-name="P20">A<text:span text:style-name="T26">muïssement</text:span> voyelle <text:span text:style-name="T75">orig : </text:span><text:span text:style-name="seg.amuissement_5f_voyelle_5f_1_5f_orig">i</text:span>hué<text:span text:style-name="T28">l ; do</text:span><text:span text:style-name="seg.amuissement_5f_voyelle_5f_1_5f_orig"><text:span text:style-name="T64">e</text:span></text:span><text:span text:style-name="T28">mmed</text:span></text:p>
      <text:p text:style-name="P20">A<text:span text:style-name="T26">muïssement</text:span> voyelle <text:span text:style-name="T75">reg : </text:span>é<text:span text:style-name="seg.amuissement_5f_voyelle_5f_1_5f_reg">o</text:span><text:span text:style-name="T1"> </text:span></text:p>
      <text:p text:style-name="P23">Consonne palatalisée : skui<text:span text:style-name="seg.consonne_5f_palatalisée_5f_2_5f_orig">ll</text:span><text:span text:style-name="seg.consonne_5f_palatalisée_5f_2_5f_reg">lh</text:span>et</text:p>
      <text:p text:style-name="P11">Mutation consonantique : <text:span text:style-name="T44">ve</text:span><text:span text:style-name="seg.mutation_5f_consonantique_5f_2_5f_orig"><text:span text:style-name="T44">h</text:span></text:span><text:span text:style-name="seg.mutation_5f_consonantique_5f_2_5f_reg"><text:span text:style-name="T44">f</text:span></text:span><text:span text:style-name="T44">en ;</text:span><text:span text:style-name="seg.mutation_5f_consonantique_5f_2_5f_reg"><text:span text:style-name="T45"> </text:span></text:span></text:p>
      <text:p text:style-name="P19">Voisement : <text:span text:style-name="T1">penao</text:span><text:span text:style-name="seg.voisement_5f_2_5f_orig"><text:span text:style-name="T1">z</text:span></text:span><text:span text:style-name="seg.voisement_5f_2_5f_reg"><text:span text:style-name="T1">s</text:span></text:span><text:span text:style-name="T1"> ; kor</text:span><text:span text:style-name="seg.voisement_5f_2_5f_orig"><text:span text:style-name="T23">v</text:span></text:span><text:span text:style-name="seg.voisement_5f_2_5f_reg"><text:span text:style-name="T23">f</text:span></text:span><text:span text:style-name="T22"> ; </text:span><text:span text:style-name="T1">pe</text:span><text:span text:style-name="seg.voisement_5f_2_5f_orig"><text:span text:style-name="T1">b</text:span></text:span><text:span text:style-name="seg.voisement_5f_2_5f_reg"><text:span text:style-name="T1">p</text:span></text:span><text:span text:style-name="T1"> ; se</text:span><text:span text:style-name="seg.voisement_5f_2_5f_orig"><text:span text:style-name="T13">g</text:span></text:span><text:span text:style-name="seg.voisement_5f_2_5f_reg"><text:span text:style-name="T11">k</text:span></text:span><text:span text:style-name="T1">re</text:span><text:span text:style-name="seg.voisement_5f_2_5f_orig"><text:span text:style-name="T12">d</text:span></text:span><text:span text:style-name="seg.voisement_5f_2_5f_reg"><text:span text:style-name="T8">t</text:span></text:span></text:p>
      <text:p text:style-name="P26"><text:span text:style-name="T65">Nasalisation : spurmant</text:span><text:span text:style-name="seg.monophtongaison_5f_2_5f_orig"><text:span text:style-name="T65">ei</text:span></text:span><text:span text:style-name="seg.monophtongaison_5f_2_5f_reg"><text:span text:style-name="T52">i</text:span></text:span><text:span text:style-name="seg.nasalisation_5f_2_5f_orig"><text:span text:style-name="T65">n</text:span></text:span><text:span text:style-name="seg.nasalisation_5f_2_5f_reg"><text:span text:style-name="T52">ñ</text:span></text:span><text:span text:style-name="T52"> ; ém</text:span><text:span text:style-name="seg.nasalisation_5f_2_5f_orig"><text:span text:style-name="T75">a</text:span></text:span><text:span text:style-name="seg.nasalisation_5f_2_5f_reg"><text:span text:style-name="T49">añ</text:span></text:span><text:span text:style-name="T49"> </text:span><text:span text:style-name="T35">(de préférence, prendre la syllabe entière qui subit la nasalisation) ; </text:span><text:span text:style-name="seg.nasalisation_5f_2_5f_orig"><text:span text:style-name="T10">ea</text:span></text:span><text:span text:style-name="seg.nasalisation_5f_2_5f_orig"><text:span text:style-name="T9">n</text:span></text:span><text:span text:style-name="seg.nasalisation_5f_2_5f_reg"><text:span text:style-name="T10">eñ</text:span></text:span><text:span text:style-name="T10"> </text:span>; diraz<text:span text:style-name="seg.nasalisation_5f_2_5f_orig"><text:span text:style-name="T86">oñ</text:span></text:span><text:span text:style-name="seg.nasalisation_5f_2_5f_reg"><text:span text:style-name="T63">on</text:span></text:span></text:p>
      <text:p text:style-name="P1">&lt;/lg&gt;</text:p>
      <text:p text:style-name="P1">&lt;lg&gt;</text:p>
      <text:p text:style-name="P24">D<text:span text:style-name="T77">iacritique :</text:span></text:p>
      <text:p text:style-name="P16">Signe diacritique : parr<text:span text:style-name="seg.signes_5f_diacritiques_5f_2_5f_orig">é</text:span><text:span text:style-name="seg.signes_5f_diacritiques_5f_2_5f_reg"><text:span text:style-name="T28">e</text:span></text:span>z ; <text:span text:style-name="T74">k</text:span><text:span text:style-name="seg.signes_5f_diacritiques_5f_2_5f_orig">é</text:span><text:span text:style-name="seg.signes_5f_diacritiques_5f_2_5f_reg"><text:span text:style-name="T50">ê</text:span></text:span>r ; <text:span text:style-name="seg.signes_5f_diacritiques_5f_2_5f_orig">è</text:span><text:span text:style-name="seg.signes_5f_diacritiques_5f_2_5f_reg"><text:span text:style-name="T50">e</text:span></text:span>l ; <text:span text:style-name="T74">d</text:span>iav<text:span text:style-name="seg.signes_5f_diacritiques_5f_2_5f_orig">ê</text:span><text:span text:style-name="seg.signes_5f_diacritiques_5f_2_5f_reg"><text:span text:style-name="T48">ae</text:span></text:span>z<text:span text:style-name="T2">e</text:span><text:span text:style-name="T5">i</text:span><text:span text:style-name="T6">n ; pell</text:span><text:span text:style-name="seg.signes_5f_diacritiques_5f_2_5f_orig"><text:span text:style-name="T1">â</text:span></text:span><text:span text:style-name="seg.signes_5f_diacritiques_5f_2_5f_reg"><text:span text:style-name="T14">aa</text:span></text:span><text:span text:style-name="T1">d ; e</text:span><text:span text:style-name="seg.signes_5f_diacritiques_5f_2_5f_orig"><text:span text:style-name="T1">u</text:span></text:span><text:span text:style-name="seg.signes_5f_diacritiques_5f_2_5f_reg"><text:span text:style-name="T19">ü</text:span></text:span><text:span text:style-name="T1">ruz ; </text:span></text:p>
      <text:p text:style-name="P22"><text:span text:style-name="T65">Digramme </text:span><text:span text:style-name="T71">diacritique : gu</text:span><text:span text:style-name="seg.digramme_5f_diacritique_5f_2_5f_orig"><text:span text:style-name="T65">h</text:span></text:span><text:span text:style-name="seg.digramme_5f_diacritique_5f_2_5f_reg">zh</text:span> ; d<text:span text:style-name="seg.digramme_5f_diacritique_5f_2_5f_orig">e</text:span><text:span text:style-name="seg.digramme_5f_diacritique_5f_2_5f_reg">eu</text:span>s</text:p>
      <text:p text:style-name="P9">Trigramme diacritique : <text:span text:style-name="seg.trigramme_5f_diacritique_5f_2_5f_orig"><text:span text:style-name="T31">h</text:span></text:span><text:span text:style-name="seg.trigramme_5f_diacritique_5f_2_5f_reg">c’h</text:span>oant</text:p>
      <text:p text:style-name="P15">Lettre ramiste : <text:span text:style-name="T72">arsa</text:span><text:span text:style-name="seg.lettre_5f_ramiste_5f_2_5f_orig">ù</text:span><text:span text:style-name="seg.lettre_5f_ramiste_5f_2_5f_reg">v</text:span><text:span text:style-name="T72">et ; arsa</text:span><text:span text:style-name="seg.lettre_5f_ramiste_5f_2_5f_orig"><text:span text:style-name="T72">u</text:span></text:span><text:span text:style-name="seg.lettre_5f_ramiste_5f_2_5f_reg">v</text:span> ; <text:span text:style-name="T83">g</text:span>el<text:span text:style-name="seg.lettre_5f_ramiste_5f_2_5f_orig">ù</text:span><text:span text:style-name="seg.lettre_5f_ramiste_5f_2_5f_reg"><text:span text:style-name="T82">w</text:span></text:span>enn</text:p>
      <text:p text:style-name="P30">Abréviation par signe spécial : go<text:span text:style-name="abbr.signe_5f_special_5f_2_5f_orig"><text:span text:style-name="T84">u</text:span></text:span><text:span text:style-name="abbr.signe_5f_special_5f_2_5f_reg"><text:span text:style-name="T85">û</text:span></text:span><text:span text:style-name="T55">d ; l</text:span><text:span text:style-name="abbr.signe_5f_special_5f_2_5f_orig"><text:span text:style-name="T84">a</text:span></text:span><text:span text:style-name="abbr.signe_5f_special_5f_2_5f_reg">â</text:span><text:span text:style-name="T55">re</text:span><text:span text:style-name="T60">d</text:span></text:p>
      <text:p text:style-name="P1">&lt;/lg&gt;</text:p>
      <text:p text:style-name="P1">&lt;lg&gt;</text:p>
      <text:p text:style-name="P25">Autre :</text:p>
      <text:p text:style-name="P14">Monophtongaison : d<text:span text:style-name="seg.monophtongaison_5f_2_5f_orig">e</text:span><text:span text:style-name="seg.monophtongaison_5f_2_5f_orig"><text:span text:style-name="T51">i</text:span></text:span><text:span text:style-name="seg.monophtongaison_5f_2_5f_reg"><text:span text:style-name="T52">i</text:span></text:span>n ; ge<text:span text:style-name="seg.monophtongaison_5f_2_5f_orig">ou</text:span><text:span text:style-name="seg.monophtongaison_5f_2_5f_reg"><text:span text:style-name="T81">o</text:span></text:span></text:p>
      <text:p text:style-name="P31"><text:span text:style-name="T65">Diphtongaison : mad</text:span><text:span text:style-name="seg.diphtongaison_5f_2_5f_orig"><text:span text:style-name="T65">eu</text:span></text:span><text:span text:style-name="seg.diphtongaison_5f_2_5f_reg"><text:span text:style-name="T65">où</text:span></text:span><text:span text:style-name="T65"> ; d</text:span><text:span text:style-name="seg.diphtongaison_5f_2_5f_orig"><text:span text:style-name="T76">a</text:span></text:span><text:span text:style-name="seg.diphtongaison_5f_2_5f_reg"><text:span text:style-name="T41">ae</text:span></text:span><text:span text:style-name="T53">r</text:span><text:span text:style-name="seg.diphtongaison_5f_2_5f_orig"><text:span text:style-name="T53">eu</text:span></text:span><text:span text:style-name="seg.diphtongaison_5f_2_5f_reg"><text:span text:style-name="T30">où</text:span></text:span><text:span text:style-name="T30"> </text:span>; g<text:span text:style-name="seg.diphtongaison_5f_2_5f_orig">o</text:span><text:span text:style-name="seg.diphtongaison_5f_2_5f_reg"><text:span text:style-name="T32">w</text:span></text:span>èd ; <text:span text:style-name="T79">t</text:span>añ<text:span text:style-name="seg.diphtongaison_5f_2_5f_orig">o</text:span><text:span text:style-name="seg.diphtongaison_5f_2_5f_reg"><text:span text:style-name="T62">v</text:span></text:span><text:span text:style-name="T1">âd ; si</text:span><text:span text:style-name="seg.diphtongaison_5f_2_5f_orig"><text:span text:style-name="T1">ou</text:span></text:span><text:span text:style-name="seg.diphtongaison_5f_2_5f_reg"><text:span text:style-name="T17">w</text:span></text:span><text:span text:style-name="T1">ah</text:span></text:p>
      <text:p text:style-name="P27"><text:span text:style-name="T1">Métathèse : </text:span><text:span text:style-name="seg.metathese_5f_2_5f_orig"><text:span text:style-name="T1">hu</text:span></text:span><text:span text:style-name="seg.metathese_5f_2_5f_reg"><text:span text:style-name="T16">uh</text:span></text:span><text:span text:style-name="T1">él ; </text:span><text:span text:style-name="seg.metathese_5f_2_5f_orig"><text:span text:style-name="T1">re</text:span></text:span><text:span text:style-name="seg.metathese_5f_2_5f_reg"><text:span text:style-name="T21">er</text:span></text:span><text:span text:style-name="T1">v</text:span><text:span text:style-name="T8">é</text:span></text:p>
      <text:p text:style-name="P32"><text:span text:style-name="T87">Désagglutination : em</text:span><text:span text:style-name="pc.desagglutination_5f_2_5f_orig">-</text:span><text:span text:style-name="pc.desagglutination_5f_2_5f_reg"><text:span text:style-name="T52"> </text:span></text:span><text:span text:style-name="T65">l</text:span><text:span text:style-name="T15">é</text:span><text:span text:style-name="T65">det ; d'é</text:span><text:span text:style-name="pc.desagglutination_5f_2_5f_orig"> </text:span><text:span text:style-name="T65">gilé ; mab</text:span><text:span text:style-name="pc.desagglutination_5f_2_5f_reg"><text:span text:style-name="T65">-</text:span></text:span><text:span text:style-name="T65">dén ; mar</text:span><text:span text:style-name="pc.desagglutination_5f_2_5f_orig"><text:span text:style-name="T89"> </text:span></text:span><text:span text:style-name="T65">d</text:span><text:span text:style-name="pc.desagglutination_5f_2_5f_reg"><text:span text:style-name="T52"> </text:span></text:span><text:span text:style-name="seg.signes_5f_diacritiques_5f_2_5f_orig"><text:span text:style-name="T27">è</text:span></text:span><text:span text:style-name="seg.signes_5f_diacritiques_5f_2_5f_reg"><text:span text:style-name="T4">e</text:span></text:span><text:span text:style-name="seg.amuissement_5f_voyelle_5f_1_5f_reg">o</text:span> ; <text:span text:style-name="T90">on</text:span><text:span text:style-name="pc.desagglutination_5f_2_5f_orig"> </text:span><text:span text:style-name="pc.desagglutination_5f_2_5f_reg"><text:span text:style-name="T65">-</text:span></text:span><text:span text:style-name="T90">daou</text:span></text:p>
      <text:p text:style-name="P13"><text:span text:style-name="T87">Élision</text:span> : <text:span text:style-name="pc.elision_5f_1_5f_reg">‘</text:span>èl ; <text:span text:style-name="pc.elision_5f_1_5f_reg">‘</text:span>a<text:span text:style-name="T74">r ; bet</text:span><text:span text:style-name="pc.elision_5f_1_5f_reg"><text:span text:style-name="T74">’</text:span></text:span><text:span text:style-name="T74"> ; </text:span><text:span text:style-name="pc.elision_5f_1_5f_orig"><text:span text:style-name="T74">‘</text:span></text:span><text:span text:style-name="T74">penn</text:span></text:p>
      <text:p text:style-name="P28"><text:span text:style-name="T80">Correction : </text:span><text:span text:style-name="_5f_3_5f_sic">b</text:span><text:span text:style-name="_5f_3_5f_corr">m</text:span><text:span text:style-name="T80">ou</text:span><text:span text:style-name="T18">é</text:span><text:span text:style-name="T4">h ; abe</text:span><text:span text:style-name="_5f_3_5f_sic">nn</text:span><text:span text:style-name="_5f_3_5f_corr">n</text:span> <text:span text:style-name="T37">(de préférence, accompagner les éléments normalisés d’une note explicative)</text:span></text:p>
      <text:p text:style-name="P17">En cours : <text:span text:style-name="seg.amuissement_5f_consonne_5f_1_5f_reg">H</text:span><text:span text:style-name="seg.autre_5f_2_5f_orig"><text:span text:style-name="T74">O</text:span></text:span><text:span text:style-name="seg.autre_5f_2_5f_reg">o</text:span>ll <text:span text:style-name="T38">(</text:span><text:span text:style-name="T39">changement</text:span><text:span text:style-name="T38"> sans catégorie induit par l’ajout d’une lettre en reg)</text:span> ; <text:span text:style-name="T61">d</text:span><text:span text:style-name="seg.autre_5f_2_5f_orig"><text:span text:style-name="T55">é</text:span></text:span><text:span text:style-name="seg.autre_5f_2_5f_reg"><text:span text:style-name="T43">eus</text:span></text:span><text:span text:style-name="T43"> </text:span><text:span text:style-name="T38">(cas sans catégorie attribuée)</text:span><text:span text:style-name="T43"> </text:span>; g<text:span text:style-name="T2">e</text:span>t<text:span text:style-name="seg.autre_5f_2_5f_orig">è</text:span><text:span text:style-name="seg.autre_5f_2_5f_reg">o</text:span> <text:span text:style-name="T38">(bis)</text:span></text:p>
      <text:p text:style-name="P29"><text:soft-page-break/>Ajout ou suppression d’éléments de ponctuation : <text:span text:style-name="pc.dialogue_5f_1_5f_orig">« </text:span>A<text:span text:style-name="pc.desagglutination_5f_2_5f_reg">-</text:span>rao<text:span text:style-name="seg.voisement_5f_2_5f_orig">g</text:span><text:span text:style-name="seg.voisement_5f_2_5f_reg">k</text:span></text:p>
      <text:p text:style-name="P10">Note de bas de page : a<text:span text:style-name="seg.trigramme_5f_diacritique_5f_2_5f_orig"><text:span text:style-name="T7">h</text:span></text:span><text:span text:style-name="seg.trigramme_5f_diacritique_5f_2_5f_reg"><text:span text:style-name="T1">c’h</text:span></text:span>oel<text:note text:id="ftn1" text:note-class="footnote"><text:note-citation>1</text:note-citation><text:note-body><text:p text:style-name="P35"><text:span text:style-name="T67">a</text:span><text:span text:style-name="T68">h</text:span><text:span text:style-name="T67">oel</text:span><text:span text:style-name="T66">, voi</text:span><text:span text:style-name="T69">r : </text:span><text:span text:style-name="T70">a-</text:span><text:span text:style-name="T33">wael</text:span><text:span text:style-name="T36"> </text:span><text:span text:style-name="T56">(</text:span><text:span text:style-name="T56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span><text:span text:style-name="T56"> p.</text:span><text:span text:style-name="T57">192</text:span><text:span text:style-name="T56">)</text:span></text:p></text:note-body></text:note> ; <text:span text:style-name="T75">erbad</text:span><text:span text:style-name="T75"><text:note text:id="ftn2" text:note-class="footnote"><text:note-citation>2</text:note-citation><text:note-body><text:p text:style-name="P34"><text:span text:style-name="T34">e</text:span><text:span text:style-name="T33">rbad</text:span>, <text:span text:style-name="T40">g</text:span>all. : <text:span text:style-name="T34">d</text:span><text:span text:style-name="T33">éfendu</text:span></text:p></text:note-body></text:note></text:span></text:p>
      <text:p text:style-name="P2">&lt;/lg&gt;</text:p>
      <text:p text:style-name="P37">Lieu de production*</text:p>
      <text:p text:style-name="dateline_5f_4_5f_origDate">Date de production*</text:p>
      <text:p text:style-name="Standard"/>
      <text:p text:style-name="Standard">* peut contenir des éléments normalisés</text:p>
      <text:h text:style-name="P40" text:outline-level="2">Bibliographie</text:h>
      <text:p text:style-name="P5"><text:bibliography-mark text:identifier="Herrieu, 1957" text:bibliography-type="book" text:address="Pontivy" text:author="Loeiz Herrieu" text:pages="253" text:publisher="Éditions Dihunamb" text:title="Dasson ur galon" text:year="1957">[Herrieu, 1957]</text:bibliography-mark></text:p>
      <text:p text:style-name="P5"><text:bibliography-mark text:identifier="Herrieu, 1934" text:bibliography-type="book" text:address="Lorient" text:author="Loeiz Herrieu" text:edition="2" text:pages="376" text:publisher="Éditions Dihunamb" text:title="Manuel français-breton contenant un précis de grammaire, des listes alphabétiques de mots usuels, des conversations" text:year="1934">[Herrieu, 1934]</text:bibliography-mark></text:p>
      <text:p text:style-name="P5"/>
      <text:h text:style-name="P39" text:outline-level="2">Linguistique</text:h>
      <text:p text:style-name="P5"><text:bibliography-mark text:identifier="Ar Mason, 1943" text:bibliography-type="book" text:address="Brest" text:author="Roparzh Ar Mason" text:edition="2" text:pages="24" text:publisher="Skridoù Breizh" text:title="Le Vannetais unifié : prononciation, grammaire et vocabulaire" text:year="1943">[Ar Mason, 1943]</text:bibliography-mark></text:p>
      <text:p text:style-name="P5"><text:bibliography-mark text:identifier="Cheveau, 2017" text:bibliography-type="book" text:address="Ploudalmézeau" text:author="Loig Cheveau" text:pages="369" text:publisher="Éditions Label" text:title="Nouvelle grammaire bretonne du dialecte de Vannes" text:year="2017">[Cheveau, 2017]</text:bibliography-mark></text:p>
      <text:p text:style-name="P5"><text:bibliography-mark text:identifier="Desbordes, 1990" text:bibliography-type="book" text:address="Lesneven" text:author="Yann Desbordes" text:edition="2" text:pages="123" text:publisher="Hor Yezh" text:title="Petite grammaire du Breton Moderne" text:year="1990">[Desbordes, 1990]</text:bibliography-mark></text:p>
      <text:p text:style-name="P5"><text:bibliography-mark text:identifier="Falc'hun, 1947" text:bibliography-type="journal" text:address="Rennes" text:author="François Falc'hun" text:journal="Annales de Bretagne" text:number="54, tome 1" text:pages="pp. 1-11" text:publisher="Presses universitaires de Rennes" text:title="L'accentuation du breton" text:year="1947" text:url="https://doi.org/10.3406/abpo.1947.1845">[Falc'hun, 1947]</text:bibliography-mark></text:p>
      <text:p text:style-name="P5"><text:bibliography-mark text:identifier="Guillevic &amp; Le Goff, 1902" text:bibliography-type="book" text:address="Vannes" text:author="Pierre Le Goff, Auguste Guillevic" text:pages="XIII-151" text:publisher="Lafolye" text:title="Grammaire bretonne du dialecte de Vannes" text:year="1902">[Guillevic &amp; Le Goff, 1902]</text:bibliography-mark></text:p>
      <text:p text:style-name="P5"><text:bibliography-mark text:identifier="Le Dû &amp; Le Berre, 1980" text:bibliography-type="book" text:address="Brest" text:author="Jean Le Dû, Yves Le Berre" text:pages="186" text:publisher="Faculté des lettres de Brest" text:title="Textes vannetais choisis dans &quot;Dihunamb&quot;" text:year="1980">[Le Dû &amp; Le Berre, 1980]</text:bibliography-mark></text:p>
      <text:p text:style-name="P5"><text:bibliography-mark text:identifier="MacAulay, 1992" text:bibliography-type="book" text:address="Cambridge" text:author="Donald MacAulay" text:pages="XVII-466" text:publisher="Cambridge University Press" text:series="Cambridge language surveys" text:title="The Celtic Languages" text:year="1992">[MacAulay, 1992]</text:bibliography-mark></text:p>
      <text:p text:style-name="P5"><text:bibliography-mark text:identifier="Pichon, 2016" text:bibliography-type="phdthesis" text:address="Rennes" text:author="Denis Pichon" text:pages="496" text:publisher="Université Rennes 2" text:series="Breton et celtique" text:title="Normalisation d'une langue régionale dans la sphère économique" text:year="2016">[Pichon, 2016]</text:bibliography-mark></text:p>
      <text:p text:style-name="P5"><text:bibliography-mark text:identifier="Plonéis, 1983" text:bibliography-type="book" text:address="Paris" text:author="Jean-Marie Plonéis" text:pages="296" text:publisher="SELAF" text:series="L'Europe de tradition orale" text:title="Au carrefour des dialectes bretons : le parler de Berrien : essai de description phonématique et morphologique" text:year="1983">[Plonéis, 1983]</text:bibliography-mark></text:p>
      <text:p text:style-name="P5"><text:bibliography-mark text:identifier="Wmffre, 2007" text:bibliography-type="book" text:address="Oxford" text:author="Iwan Wmffre" text:pages="784" text:publisher="Peter Lang" text:series="Contemporary studies in descriptive linguistics" text:title="Breton orthographies and dialects : The twentieth-century orthography war in Brittany" text:volume="2" text:year="2007">[Wmffre, 2007]</text:bibliography-mark></text:p>
      <text:h text:style-name="Heading_20_2" text:outline-level="2">Dictionnaires</text:h>
      <text:h text:style-name="Heading_20_3" text:outline-level="3">Dictionnaires <text:span text:style-name="T91">généraux</text:span></text:h>
      <text:p text:style-name="P5"><text:bibliography-mark text:identifier="Ernault, 1904" text:bibliography-type="book" text:address="Vannes" text:author="Emile Ernault " text:pages="239" text:publisher="Lafolye" text:title="Dictionnaire breton-français du dialecte de Vannes" text:year="1904">[Ernault, 1904]</text:bibliography-mark></text:p>
      <text:p text:style-name="P5"><text:bibliography-mark text:identifier="Delanoy, 2010" text:bibliography-type="unpublished" text:author="Arnaud Delanoy" text:pages="46" text:title="Lexique étymologique du haut-vannetais" text:year="2010">[Delanoy, 2010]</text:bibliography-mark></text:p>
      <text:p text:style-name="P5"><text:bibliography-mark text:identifier="Favereau, 2019" text:bibliography-type="www" text:author="Francis Favereau" text:publisher="Edition Skol Vreizh" text:title="Dictionnaires bilingues de Francis Favereau" text:url="http://www.arkaevraz.net/dicobzh/">[Favereau, 2019]</text:bibliography-mark></text:p>
      <text:p text:style-name="P5"><text:bibliography-mark text:identifier="Guillevic &amp; Le Goff, 1907" text:bibliography-type="book" text:address="Vannes" text:author="Augustin Guillevic, Pierre Le Goff" text:pages="105" text:publisher="Lafolye" text:title=" Vocabulaire breton-français et français-breton du dialecte de Vannes" text:year="1907">[Guillevic &amp; Le Goff, 1907]</text:bibliography-mark></text:p>
      <text:p text:style-name="P5"><text:bibliography-mark text:identifier="Le Goff, 1919" text:bibliography-type="book" text:address="Vannes" text:author="Pierre Le Goff" text:pages="80" text:publisher="Lafolye" text:title="Supplément au dictionnaire breton-français du dialecte de Vannes par Emile Ernault" text:year="1919">[Le Goff, 1919]</text:bibliography-mark></text:p>
      <text:p text:style-name="P5"><text:bibliography-mark text:identifier="Ménard &amp; Kadored, 2001" text:bibliography-type="book" text:address="Plougastell-Daoulaz" text:author="Martial Ménard, Iwan Kadored" text:pages="LXI-1436" text:publisher="An Here" text:title="Geriadur brezhoneg" text:year="2001">[Ménard &amp; Kadored, 2001]</text:bibliography-mark></text:p>
      <text:p text:style-name="P41"><text:bibliography-mark text:identifier="TermOfis, 1994" text:bibliography-type="www" text:publisher="Ofis publik ar brezhoneg" text:title="TermOfis" text:year="1994" text:url="http://www.fr.brezhoneg.bzh/36-termofis.htm">[TermOfis, 1994]</text:bibliography-mark></text:p>
      <text:p text:style-name="P41"><text:bibliography-mark text:identifier="Vallée, 1931" text:bibliography-type="book" text:address="Rennes" text:author="Frañsez Vallée, Emile Ernault, René Le Roux" text:pages="814" text:publisher="Imprimerie commerciale de Bretagne" text:title="Grand dictionnaire français-breton" text:year="1931">[Vallée, 1931]</text:bibliography-mark></text:p>
      <text:p text:style-name="P42"><text:bibliography-mark text:identifier="Vallée, 1948" text:bibliography-type="book" text:address="La Baule" text:author="Frañsez Vallée" text:pages="176" text:publisher="Skridou Breizh" text:title="Grand dictionnaire français-breton" text:year="1948">[Vallée, 1948]</text:bibliography-mark></text:p>
      <text:h text:style-name="P46" text:outline-level="3">Dictionnaire des toponymies </text:h>
      <text:p text:style-name="P43"><text:bibliography-mark text:identifier="KerOfis, 2009" text:bibliography-type="www" text:publisher="Ofis publik ar brezhoneg" text:title="KerOfis" text:year="2009" text:url="http://www.fr.brezhoneg.bzh/40-kerofis.htm">[KerOfis, 2009]</text:bibliography-mark></text:p>
      <text:h text:style-name="Heading_20_3" text:outline-level="3"><text:span text:style-name="T59">D</text:span><text:span text:style-name="T55">ictionnaire histoire : </text:span></text:h>
      <text:p text:style-name="P47"><text:bibliography-mark text:identifier="Ménard, 2016" text:bibliography-type="www" text:author="Martial Ménard" text:publisher="Université Rennes 2 / Kevrenn brezhoneg ha keltieg Skol-veur Roazhon 2" text:title="Devri : Le dictionnaire diachronique du breton" text:year="2016" text:url="http://www.devri.bzh/">[Ménard, 2016]</text:bibliography-mark></text:p>
      <text:p text:style-name="P44"><text:bibliography-mark text:identifier="Meurgorf, 2014" text:bibliography-type="www" text:publisher="Ofis publik ar brezhoneg" text:title="Meurgorf" text:year="2014" text:url="http://meurgorf.brezhoneg.bzh/">[Meurgorf, 2014]</text:bibliography-mark></text:p>
      <text:p text:style-name="P45"><text:bibliography-mark text:identifier="Le Roux, 1927" text:bibliography-type="www" text:address="Paris" text:author="Pierre Le Roux" text:publisher="Librairie E. Droz" text:title="Atlas linguistique de la Basse-Bretagne" text:year="1927" text:url="http://sbahuaud.free.fr/ALBB/">[Le Roux, 1927]</text:bibliography-mark></text:p>
      <text:h text:style-name="P39" text:outline-level="2">Littérature</text:h>
      <text:p text:style-name="P5"><text:bibliography-mark text:identifier="Carré, 1987" text:bibliography-type="book" text:address="Lesneven" text:author="Daniel Carré" text:pages="572" text:publisher="Hor Yezh" text:title="Dihunamb : studiadenn war an niverennoù embannet etre 1905 ha 1914" text:year="1987">[Carré, 1987]</text:bibliography-mark></text:p>
      <text:p text:style-name="P5"><text:bibliography-mark text:identifier="Carré, 1999" text:bibliography-type="phdthesis" text:address="Rennes" text:author="Daniel Carré" text:pages="1418" text:publisher="Université Rennes 2" text:series="Etudes celtiques" text:title="Loeiz Herrieu : un paysan breton dans la Grande Guerre" text:year="1999">[Carré, 1999]</text:bibliography-mark></text:p>
      <text:p text:style-name="P5"><text:bibliography-mark text:identifier="Heulin, 2014" text:bibliography-type="phdthesis" text:address="Rennes" text:author="Antony Heulin" text:pages="834" text:publisher="Université Rennes 2" text:series="Études régionales" text:title="La mort dans l'oeuvre de Yann-Ber Kalloc'h et Loeiz Herrieu" text:year="2014">[Heulin, 2014]</text:bibliography-mark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Futura Lt BT" svg:font-family="'Futura Lt B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adornments="Normal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_5f_3_5f_l" style:display-name="_3_l" style:family="paragraph" style:parent-style-name="Standard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 fo:padding="0.15cm" fo:border-left="0.06pt solid #000000" fo:border-right="none" fo:border-top="none" fo:border-bottom="none" style:shadow="none">
        <style:tab-stops>
          <style:tab-stop style:position="16.321cm"/>
        </style:tab-stops>
      </style:paragraph-properties>
      <style:text-properties style:font-name="Futura Lt BT" fo:font-family="'Futura Lt BT'" style:font-family-generic="swiss" style:font-pitch="variable"/>
    </style:style>
    <style:style style:name="dateline_5f_4_5f_origDate" style:display-name="dateline_4_origDate" style:family="paragraph" style:parent-style-name="_5f_3_5f_l" style:master-page-name="">
      <loext:graphic-properties draw:fill="none" draw:fill-color="#fedcc6"/>
      <style:paragraph-properties style:page-number="auto" fo:background-color="transparent" fo:padding-left="0.4cm" fo:padding-right="0.3cm" fo:padding-top="0.15cm" fo:padding-bottom="0.15cm" fo:border-left="0.74pt solid #c7a0cb" fo:border-right="none" fo:border-top="none" fo:border-bottom="none"/>
      <style:text-properties style:font-name="Futura Lt BT" fo:font-family="'Futura Lt BT'" style:font-family-generic="swiss" style:font-pitch="variable" officeooo:rsid="001372af" fo:background-color="#fedcc6"/>
    </style:style>
    <style:style style:name="pb" style:family="paragraph" style:parent-style-name="Text_20_body" style:master-page-name="">
      <style:paragraph-properties fo:margin-left="-1.199cm" fo:margin-right="0cm" fo:text-indent="0cm" style:auto-text-indent="false" style:page-number="auto" style:shadow="none"/>
      <style:text-properties fo:color="#000000" style:font-name="Lucida Sans" fo:font-family="'Lucida Sans'" style:font-style-name="Normal" style:font-family-generic="swiss" style:font-pitch="variable" fo:font-size="12pt" style:text-underline-style="solid" style:text-underline-width="auto" style:text-underline-color="font-color" fo:font-weight="normal" officeooo:rsid="0026ec23" style:font-size-asian="12pt" style:font-size-complex="12pt" style:text-overline-style="solid" style:text-overline-width="auto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top="0cm" fo:margin-bottom="0cm" loext:contextual-spacing="false" style:page-number="auto" fo:background-color="transparent" fo:padding="0.25cm" fo:border-left="4.99pt solid #ffff00" fo:border-right="none" fo:border-top="none" fo:border-bottom="none" style:shadow="none">
        <style:tab-stops/>
      </style:paragraph-properties>
      <style:text-properties fo:font-variant="small-caps" fo:font-size="12pt" fo:font-weight="normal" style:font-size-asian="115%" style:font-weight-asian="bold" style:font-size-complex="115%" style:font-weight-complex="normal"/>
    </style:style>
    <style:style style:name="_5f_3_5f_head" style:display-name="_3_head" style:family="paragraph" style:parent-style-name="Heading_20_1" style:default-outline-level="" style:list-style-name="">
      <style:paragraph-properties fo:padding="0.25cm" fo:border-left="4.99pt solid #fff685" fo:border-right="none" fo:border-top="none" fo:border-bottom="none"/>
    </style:style>
    <style:style style:name="cit_5f_4_5f_quote" style:display-name="cit_4_quote" style:family="paragraph" style:parent-style-name="Standard">
      <style:paragraph-properties fo:text-align="end" style:justify-single-word="false"/>
      <style:text-properties style:font-name="Futura Lt BT" fo:font-family="'Futura Lt BT'" style:font-family-generic="swiss" style:font-pitch="variable" fo:background-color="#c2e0ae"/>
    </style:style>
    <style:style style:name="cit_5f_4_5f_bibl" style:display-name="cit_4_bibl" style:family="paragraph" style:parent-style-name="Text_20_body">
      <style:paragraph-properties fo:text-align="end" style:justify-single-word="false"/>
      <style:text-properties style:font-name="Futura Lt BT" fo:font-family="'Futura Lt BT'" style:font-family-generic="swiss" style:font-pitch="variable" fo:background-color="#bee3d3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_5f_3_5f_p" style:display-name="_3_p" style:family="paragraph" style:parent-style-name="_5f_3_5f_l">
      <style:paragraph-properties fo:padding-left="0.4cm" fo:padding-right="0.3cm" fo:padding-top="0.15cm" fo:padding-bottom="0.15cm" fo:border-left="0.74pt solid #c7a0cb" fo:border-right="none" fo:border-top="none" fo:border-bottom="none"/>
    </style:style>
    <style:style style:name="dateline_5f_4_5f_origPlace" style:display-name="dateline_4_origPlace" style:family="paragraph" style:parent-style-name="_5f_3_5f_p" style:master-page-name="">
      <style:paragraph-properties style:page-number="auto" fo:padding-left="0.4cm" fo:padding-right="0.3cm" fo:padding-top="0.15cm" fo:padding-bottom="0.15cm" fo:border-left="0.74pt solid #8ccfb7" fo:border-right="none" fo:border-top="none" fo:border-bottom="none"/>
      <style:text-properties fo:background-color="#ffdaa2" style:font-size-asian="10.5pt"/>
    </style:style>
    <style:style style:name="_5f_3_5f_head.main" style:display-name="_3_head.main" style:family="paragraph" style:parent-style-name="_5f_3_5f_head">
      <style:paragraph-properties fo:padding="0.25cm" fo:border-left="4.99pt dashed #fff685" fo:border-right="none" fo:border-top="none" fo:border-bottom="none"/>
    </style:style>
    <style:style style:name="_5f_3_5f_head.sub" style:display-name="_3_head.sub" style:family="paragraph" style:parent-style-name="_5f_3_5f_head.main" style:master-page-name="">
      <style:paragraph-properties style:page-number="auto"/>
      <style:text-properties fo:font-variant="normal" fo:text-transform="none" fo:font-size="10pt" fo:font-style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pt" fo:font-weight="bold" style:font-size-asian="13pt" style:font-weight-asian="bold" style:font-size-complex="13pt" style:font-weight-complex="bold"/>
    </style:style>
    <style:style style:name="seg.nasalisation_5f_2_5f_orig" style:display-name="seg.nasalisation_2_orig" style:family="text">
      <style:text-properties style:use-window-font-color="true" style:text-position="0% 100%" fo:font-size="12pt" fo:font-weight="normal" fo:background-color="#66cc99" style:font-size-asian="10pt" style:font-weight-asian="normal" style:font-size-complex="10pt" style:font-weight-complex="normal" style:text-overline-style="none" style:text-overline-color="#000000"/>
    </style:style>
    <style:style style:name="seg.nasalisation_5f_2_5f_reg" style:display-name="seg.nasalisation_2_reg" style:family="text">
      <style:text-properties fo:color="#66cc99" fo:font-size="12pt" style:text-underline-style="solid" style:text-underline-width="bold" style:text-underline-color="#66cc99" fo:font-weight="normal" fo:background-color="#eeeeee" style:font-size-asian="9pt" style:font-weight-asian="normal" style:font-size-complex="9pt" style:font-weight-complex="normal" loext:shadow="none"/>
    </style:style>
    <style:style style:name="seg.ouverture_5f_voyelle_5f_2_5f_orig" style:display-name="seg.ouverture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ouverture_5f_voyelle_5f_2_5f_reg" style:display-name="seg.ouverture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style:style style:name="seg.trigramme_5f_diacritique_5f_2_5f_orig" style:display-name="seg.trigramme_diacritique_2_orig" style:family="text">
      <style:text-properties style:use-window-font-color="true" style:text-position="0% 100%" fo:font-size="12pt" fo:font-weight="normal" fo:background-color="#c9f658" style:font-size-asian="12pt" style:font-weight-asian="normal" style:font-size-complex="12pt" style:font-weight-complex="normal" style:text-overline-style="none" style:text-overline-color="#000000"/>
    </style:style>
    <style:style style:name="seg.digramme_5f_diacritique_5f_2_5f_orig" style:display-name="seg.digramme_diacritiqu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phtongaison_5f_2_5f_reg" style:display-name="seg.diphtongaison_2_reg" style:family="text">
      <style:text-properties fo:color="#9999ff" fo:font-size="12pt" style:text-underline-style="solid" style:text-underline-width="bold" style:text-underline-color="#9999ff" fo:font-weight="normal" fo:background-color="#eeeeee" style:font-size-asian="12pt" style:font-weight-asian="normal" style:font-size-complex="12pt" style:font-weight-complex="normal"/>
    </style:style>
    <style:style style:name="seg.trigramme_5f_diacritique_5f_2_5f_reg" style:display-name="seg.trigramme_diacritique_2_reg" style:family="text" style:parent-style-name="seg.diphtongaison_5f_2_5f_reg">
      <style:text-properties fo:color="#c9f658" fo:font-size="12pt" fo:font-style="normal" style:text-underline-style="solid" style:text-underline-width="bold" style:text-underline-color="#c9f658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gramme_5f_diacritique_5f_2_5f_reg" style:display-name="seg.digramme_diacritiqu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diphtongaison_5f_2_5f_orig" style:display-name="seg.diphtongaison_2_orig" style:family="text">
      <style:text-properties style:use-window-font-color="true" style:text-position="0% 100%" fo:font-size="12pt" fo:font-style="normal" fo:font-weight="normal" fo:background-color="#9999ff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voisement_5f_2_5f_orig" style:display-name="seg.voisement_2_orig" style:family="text">
      <style:text-properties fo:font-size="12pt" officeooo:rsid="0012d8ef" fo:background-color="#ff1f5a" style:font-size-asian="12pt" style:font-size-complex="12pt"/>
    </style:style>
    <style:style style:name="seg.voisement_5f_2_5f_reg" style:display-name="seg.voisement_2_reg" style:family="text">
      <style:text-properties fo:color="#ff1f5a" fo:font-size="12pt" style:text-underline-style="solid" style:text-underline-type="double" style:text-underline-width="auto" style:text-underline-color="font-color" fo:font-weight="normal" officeooo:rsid="0012d8ef" fo:background-color="#eeeeee" style:font-size-asian="12pt" style:font-weight-asian="normal" style:font-size-complex="12pt" style:font-weight-complex="normal"/>
    </style:style>
    <style:style style:name="seg.signes_5f_diacritiques_5f_2_5f_orig" style:display-name="seg.signes_diacritiques_2_orig" style:family="text">
      <style:text-properties style:use-window-font-color="true" style:text-line-through-style="none" style:text-line-through-type="none" fo:font-size="12pt" fo:font-weight="normal" officeooo:rsid="000ab72a" fo:background-color="#ffc2e9" style:font-size-asian="12pt" style:font-weight-asian="normal" style:font-size-complex="12pt" style:font-weight-complex="normal"/>
    </style:style>
    <style:style style:name="seg.signes_5f_diacritiques_5f_2_5f_reg" style:display-name="seg.signes_diacritiques_2_reg" style:family="text">
      <style:text-properties fo:color="#ebb2d6" style:text-line-through-style="none" style:text-line-through-type="none" fo:font-size="12pt" style:text-underline-style="solid" style:text-underline-width="bold" style:text-underline-color="#ffc2e9" fo:font-weight="normal" fo:background-color="#eeeeee" style:font-size-asian="12pt" style:font-weight-asian="normal" style:font-size-complex="12pt" style:font-weight-complex="normal"/>
    </style:style>
    <style:style style:name="seg.lettre_5f_ramiste_5f_2_5f_orig" style:display-name="seg.lettre_ramiste_2_orig" style:family="text">
      <style:text-properties fo:color="#000000" fo:font-size="12pt" fo:language="fr" fo:country="FR" fo:font-style="normal" fo:font-weight="normal" officeooo:rsid="000ab72a" fo:background-color="#98ccd3" style:font-size-asian="12pt" style:font-weight-asian="normal" style:font-size-complex="12pt" style:font-weight-complex="normal"/>
    </style:style>
    <style:style style:name="seg.lettre_5f_ramiste_5f_2_5f_reg" style:display-name="seg.lettre_ramiste_2_reg" style:family="text">
      <style:text-properties fo:color="#98ccd3" fo:font-size="12pt" fo:language="fr" fo:country="FR" fo:font-style="normal" style:text-underline-style="solid" style:text-underline-width="bold" style:text-underline-color="#98ccd3" fo:font-weight="normal" officeooo:rsid="000d8101" fo:background-color="#eeeeee" style:font-size-asian="12pt" style:font-weight-asian="normal" style:font-size-complex="12pt" style:font-weight-complex="normal"/>
    </style:style>
    <style:style style:name="pc.desagglutination_5f_2_5f_reg" style:display-name="pc.desagglutination_2_reg" style:family="text">
      <style:text-properties fo:background-color="#ffdaa2"/>
    </style:style>
    <style:style style:name="seg.amuissement_5f_consonne_5f_1_5f_reg" style:display-name="seg.amuissement_consonne_1_reg" style:family="text">
      <style:text-properties fo:color="#491d74" style:text-line-through-style="none" style:text-line-through-type="none" fo:font-size="12pt" style:text-underline-style="solid" style:text-underline-width="bold" style:text-underline-color="#491d74" fo:font-weight="normal" officeooo:rsid="002472df" fo:background-color="#dfcce4" style:font-size-asian="12pt" style:font-weight-asian="normal" style:font-size-complex="12pt" style:font-weight-complex="normal"/>
    </style:style>
    <style:style style:name="seg.amuissement_5f_voyelle_5f_1_5f_reg" style:display-name="seg.amuissement_voyelle_1_reg" style:family="text">
      <style:text-properties fo:color="#820f71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820f71" fo:font-weight="normal" officeooo:rsid="002472df" fo:background-color="#dfcce4" style:font-size-asian="12pt" style:font-style-asian="normal" style:font-weight-asian="normal" style:font-size-complex="12pt" style:font-style-complex="normal" style:font-weight-complex="normal"/>
    </style:style>
    <style:style style:name="seg.consonne_5f_palatalisée_5f_2_5f_orig" style:display-name="seg.consonne_palatalisée_2_orig" style:family="text">
      <style:text-properties style:use-window-font-color="true" fo:font-size="12pt" fo:language="fr" fo:country="FR" fo:font-style="normal" fo:font-weight="normal" officeooo:rsid="000ab72a" fo:background-color="#eaaf54" style:font-size-asian="12pt" style:font-weight-asian="normal" style:font-size-complex="12pt" style:font-weight-complex="normal"/>
    </style:style>
    <style:style style:name="seg.consonne_5f_palatalisée_5f_2_5f_reg" style:display-name="seg.consonne_palatalisée_2_reg" style:family="text">
      <style:text-properties fo:color="#eaaf54" fo:font-size="12pt" fo:language="fr" fo:country="FR" fo:font-style="normal" style:text-underline-style="solid" style:text-underline-width="bold" style:text-underline-color="#eaaf54" fo:font-weight="normal" officeooo:rsid="000d8101" fo:background-color="#eeeeee" style:font-size-asian="12pt" style:font-weight-asian="normal" style:font-size-complex="12pt" style:font-weight-complex="normal"/>
    </style:style>
    <style:style style:name="pc.elision_5f_1_5f_reg" style:display-name="pc.elision_1_reg" style:family="text">
      <style:text-properties fo:color="#491d74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monophtongaison_5f_2_5f_orig" style:display-name="seg.monophtongaison_2_orig" style:family="text" style:parent-style-name="seg.diphtongaison_5f_2_5f_orig">
      <style:text-properties style:use-window-font-color="true" style:text-position="0% 100%" fo:font-size="12pt" fo:font-style="normal" fo:font-weight="normal" fo:background-color="#99ffbb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onophtongaison_5f_2_5f_reg" style:display-name="seg.monophtongaison_2_reg" style:family="text" style:parent-style-name="seg.nasalisation_5f_2_5f_reg">
      <style:text-properties fo:color="#8ce3a9" fo:font-size="12pt" style:text-underline-style="solid" style:text-underline-width="bold" style:text-underline-color="#99ffbb" fo:font-weight="normal" fo:background-color="#eeeeee" style:font-size-asian="9pt" style:font-weight-asian="normal" style:font-size-complex="9pt" style:font-weight-complex="normal" loext:shadow="none"/>
    </style:style>
    <style:style style:name="seg.fermeture_5f_voyelle_5f_2_5f_orig" style:display-name="seg.fermeture_voyelle_2_orig" style:family="text" style:parent-style-name="seg.ouverture_5f_voyelle_5f_2_5f_orig">
      <style:text-properties style:use-window-font-color="true" style:font-name="Futura Lt BT" fo:font-family="'Futura Lt BT'" style:font-family-generic="swiss" style:font-pitch="variable" fo:font-size="12pt" fo:language="fr" fo:country="FR" fo:font-style="normal" fo:font-weight="normal" officeooo:rsid="000f0c99" fo:background-color="#ffdaa2" style:font-size-asian="12pt" style:font-weight-asian="normal" style:font-size-complex="12pt" style:font-weight-complex="normal" loext:shadow="none"/>
    </style:style>
    <style:style style:name="seg.fermeture_5f_voyelle_5f_2_5f_reg" style:display-name="seg.fermeture_voyelle_2_reg" style:family="text" style:parent-style-name="seg.ouverture_5f_voyelle_5f_2_5f_reg">
      <style:text-properties fo:color="#fdc578" style:font-name="Futura Lt BT" fo:font-family="'Futura Lt BT'" style:font-family-generic="swiss" style:font-pitch="variable" fo:font-size="12pt" fo:language="fr" fo:country="FR" fo:font-style="normal" style:text-underline-style="solid" style:text-underline-width="bold" style:text-underline-color="#fdc578" fo:font-weight="normal" officeooo:rsid="000f0c99" fo:background-color="#eeeeee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eg.autre_5f_2_5f_orig" style:display-name="seg.autre_2_orig" style:family="text">
      <style:text-properties fo:color="#000000" fo:font-size="12pt" style:text-underline-style="solid" style:text-underline-width="auto" style:text-underline-color="font-color" fo:font-weight="bold" officeooo:rsid="0006fec8" fo:background-color="#fff200" style:font-size-asian="12pt" style:font-weight-asian="normal" style:font-size-complex="12pt" style:font-weight-complex="normal" style:text-overline-style="solid" style:text-overline-width="bold" style:text-overline-color="font-color"/>
    </style:style>
    <style:style style:name="seg.autre_5f_2_5f_reg" style:display-name="seg.autre_2_reg" style:family="text">
      <style:text-properties style:use-window-font-color="true" fo:font-size="12pt" fo:font-style="italic" style:text-underline-style="dotted" style:text-underline-width="auto" style:text-underline-color="#000000" fo:font-weight="normal" officeooo:rsid="00096534" fo:background-color="#fff200" style:font-size-asian="12pt" style:font-weight-asian="normal" style:font-size-complex="12pt" style:font-weight-complex="normal" style:text-overline-style="dotted" style:text-overline-width="auto" style:text-overline-color="#000000"/>
    </style:style>
    <style:style style:name="seg.amuissement_5f_consonne_5f_1_5f_orig" style:display-name="seg.amuissement_consonne_1_orig" style:family="text" style:parent-style-name="seg.diphtongaison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491d74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mutation_5f_consonantique_5f_2_5f_orig" style:display-name="seg.mutation_consonantique_2_orig" style:family="text">
      <style:text-properties style:use-window-font-color="true" style:text-line-through-style="none" style:text-line-through-type="none" style:font-name="Futura Lt BT" fo:font-family="'Futura Lt BT'" style:font-family-generic="swiss" style:font-pitch="variable" fo:font-size="12pt" fo:font-weight="normal" officeooo:rsid="000ab72a" fo:background-color="#f59ca6" style:font-size-asian="12pt" style:font-weight-asian="normal" style:font-size-complex="12pt" style:font-weight-complex="normal"/>
    </style:style>
    <style:style style:name="seg.mutation_5f_consonantique_5f_2_5f_reg" style:display-name="seg.mutation_consonantique_2_reg" style:family="text">
      <style:text-properties fo:color="#f59ca6" style:text-line-through-style="none" style:text-line-through-type="none" style:font-name="Futura Lt BT" fo:font-family="'Futura Lt BT'" style:font-family-generic="swiss" style:font-pitch="variable" fo:font-size="12pt" style:text-underline-style="solid" style:text-underline-width="bold" style:text-underline-color="#f59ca6" fo:font-weight="normal" fo:background-color="#eeeeee" style:font-size-asian="12pt" style:font-weight-asian="normal" style:font-size-complex="12pt" style:font-weight-complex="normal"/>
    </style:style>
    <style:style style:name="pc.desagglutination_5f_2_5f_orig" style:display-name="pc.desagglutination_2_orig" style:family="text">
      <style:text-properties style:font-name="Futura Lt BT" fo:font-family="'Futura Lt BT'" style:font-family-generic="swiss" style:font-pitch="variable" style:text-underline-style="solid" style:text-underline-type="double" style:text-underline-width="auto" style:text-underline-color="#c38312" officeooo:rsid="0038171c" style:font-size-asian="10.5pt"/>
    </style:style>
    <style:style style:name="pc.elision_5f_1_5f_orig" style:display-name="pc.elision_1_orig" style:family="text" style:parent-style-name="pc.elision_5f_1_5f_reg">
      <style:text-properties fo:color="#db2d67" style:text-outline="true" fo:font-size="12pt" fo:text-shadow="none" style:text-underline-style="none" fo:font-weight="normal" fo:background-color="transparent" style:font-size-asian="12pt" style:font-weight-asian="normal" style:font-size-complex="12pt" style:font-weight-complex="normal"/>
    </style:style>
    <style:style style:name="seg.amuissement_5f_voyelle_5f_1_5f_orig" style:display-name="seg.amuissement_voyelle_1_orig" style:family="text" style:parent-style-name="seg.amuissement_5f_consonne_5f_1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officeooo:rsid="000f0c99" fo:background-color="#820f71" style:font-size-asian="12pt" style:font-weight-asian="normal" style:font-size-complex="12pt" style:font-weight-complex="normal" style:text-rotation-angle="0" style:text-rotation-scale="line-height" style:text-overline-style="none" style:text-overline-color="#000000"/>
    </style:style>
    <style:style style:name="seg.digramme_5f_2_5f_orig" style:display-name="seg.digramme_2_orig" style:family="text" style:parent-style-name="seg.trigramme_5f_diacritique_5f_2_5f_orig">
      <style:text-properties style:use-window-font-color="true" style:text-position="0% 100%" style:font-name="Futura Lt BT" fo:font-family="'Futura Lt BT'" style:font-family-generic="swiss" style:font-pitch="variable" fo:font-size="12pt" fo:font-style="normal" fo:font-weight="normal" fo:background-color="#8efd0d" style:font-size-asian="12pt" style:font-style-asian="normal" style:font-weight-asian="normal" style:font-size-complex="12pt" style:font-style-complex="normal" style:font-weight-complex="normal" style:text-overline-style="none" style:text-overline-color="#000000"/>
    </style:style>
    <style:style style:name="seg.digramme_5f_2_5f_reg" style:display-name="seg.digramme_2_reg" style:family="text" style:parent-style-name="seg.trigramme_5f_diacritique_5f_2_5f_reg">
      <style:text-properties fo:color="#8efd0d" fo:font-size="12pt" fo:font-style="normal" style:text-underline-style="solid" style:text-underline-width="bold" style:text-underline-color="#8efd0d" fo:font-weight="normal" officeooo:rsid="00c401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seg.metathese_5f_2_5f_orig" style:display-name="seg.metathese_2_orig" style:family="text">
      <style:text-properties fo:color="#000000" fo:font-size="12pt" fo:font-style="normal" style:text-underline-style="none" fo:font-weight="normal" officeooo:rsid="005edcb6" fo:background-color="#c69ec1" style:font-size-asian="9pt" style:font-style-asian="normal" style:font-weight-asian="normal" style:font-size-complex="9pt" style:font-style-complex="normal" style:font-weight-complex="normal" loext:shadow="none"/>
    </style:style>
    <style:style style:name="seg.metathese_5f_2_5f_reg" style:display-name="seg.metathese_2_reg" style:family="text">
      <style:text-properties fo:color="#c69ec1" fo:font-size="12pt" fo:font-style="normal" style:text-underline-style="solid" style:text-underline-width="bold" style:text-underline-color="#c69ec1" fo:font-weight="normal" fo:background-color="#eeeeee" style:font-size-asian="9pt" style:font-style-asian="normal" style:font-weight-asian="normal" style:font-size-complex="9pt" style:font-style-complex="normal" style:font-weight-complex="normal" loext:shadow="none"/>
    </style:style>
    <style:style style:name="_5f_3_5f_sic" style:display-name="_3_sic" style:family="text" style:parent-style-name="seg.autre_5f_2_5f_orig">
      <style:text-properties fo:color="#000000" style:font-name="Futura Lt BT" fo:font-family="'Futura Lt BT'" style:font-family-generic="swiss" style:font-pitch="variable" fo:font-size="12pt" style:text-underline-style="solid" style:text-underline-width="auto" style:text-underline-color="#ce181e" fo:font-weight="bold" officeooo:rsid="0006fec8" fo:background-color="#fcc79b" style:font-size-asian="12pt" style:font-weight-asian="normal" style:font-size-complex="12pt" style:font-weight-complex="normal" style:text-overline-style="solid" style:text-overline-width="bold" style:text-overline-color="#ce181e"/>
    </style:style>
    <style:style style:name="_5f_3_5f_corr" style:display-name="_3_corr" style:family="text" style:parent-style-name="seg.autre_5f_2_5f_reg">
      <style:text-properties style:use-window-font-color="true" style:font-name="Futura Lt BT" fo:font-family="'Futura Lt BT'" style:font-family-generic="swiss" style:font-pitch="variable" fo:font-size="12pt" fo:font-style="italic" style:text-underline-style="dotted" style:text-underline-width="auto" style:text-underline-color="#ce181e" fo:font-weight="normal" officeooo:rsid="00449da5" fo:background-color="#fcc79b" style:font-size-asian="12pt" style:font-weight-asian="normal" style:font-size-complex="12pt" style:font-weight-complex="normal" style:text-overline-style="dotted" style:text-overline-width="auto" style:text-overline-color="#ce181e"/>
    </style:style>
    <style:style style:name="pc.dialogue_5f_1_5f_orig" style:display-name="pc.dialogue_1_orig" style:family="text">
      <style:text-properties fo:color="#ed1c24" style:font-name="Futura Lt BT" fo:font-family="'Futura Lt BT'" style:font-family-generic="swiss" style:font-pitch="variable" style:text-underline-style="wave" style:text-underline-width="auto" style:text-underline-color="font-color" fo:background-color="#eeeeee" style:font-size-asian="10.5pt"/>
    </style:style>
    <style:style style:name="abbr.signe_5f_special_5f_2_5f_orig" style:display-name="abbr.signe_special_2_orig" style:family="text" style:parent-style-name="seg.signes_5f_diacritiques_5f_2_5f_orig">
      <style:text-properties style:use-window-font-color="true" style:text-line-through-style="none" style:text-line-through-type="none" fo:font-size="12pt" fo:font-style="normal" fo:font-weight="normal" officeooo:rsid="000ab72a" fo:background-color="#e3c400" style:font-size-asian="12pt" style:font-style-asian="normal" style:font-weight-asian="normal" style:font-size-complex="12pt" style:font-style-complex="normal" style:font-weight-complex="normal"/>
    </style:style>
    <style:style style:name="abbr.signe_5f_special_5f_2_5f_reg" style:display-name="abbr.signe_special_2_reg" style:family="text" style:parent-style-name="seg.signes_5f_diacritiques_5f_2_5f_reg">
      <style:text-properties fo:color="#e3c400" style:text-line-through-style="none" style:text-line-through-type="none" fo:font-size="12pt" fo:font-style="normal" style:text-underline-style="solid" style:text-underline-width="bold" style:text-underline-color="#e3c400" fo:font-weight="normal" fo:background-color="#eeeeee" style:font-size-asian="12pt" style:font-style-asian="normal" style:font-weight-asian="normal" style:font-size-complex="12pt" style:font-style-complex="normal" style:font-weight-complex="normal"/>
    </style:style>
    <style:style style:name="seg.amenuisement_5f_voyelle_5f_2_5f_orig" style:display-name="seg.amenuisement_voyelle_2_orig" style:family="text">
      <style:text-properties style:use-window-font-color="true" fo:font-size="12pt" fo:language="fr" fo:country="FR" fo:font-style="normal" fo:font-weight="normal" fo:background-color="#cccc99" style:font-size-asian="12pt" style:font-weight-asian="normal" style:font-size-complex="12pt" style:font-weight-complex="normal" loext:shadow="none"/>
    </style:style>
    <style:style style:name="seg.amenuisement_5f_voyelle_5f_2_5f_reg" style:display-name="seg.amenuisement_voyelle_2_reg" style:family="text">
      <style:text-properties fo:color="#b0b084" fo:font-size="12pt" fo:language="fr" fo:country="FR" fo:font-style="normal" style:text-underline-style="solid" style:text-underline-width="bold" style:text-underline-color="#cccc99" fo:font-weight="normal" fo:background-color="#eeeeee" style:font-size-asian="12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2:14:30.838000000</meta:creation-date>
    <dc:date>2019-08-30T20:37:35.941000000</dc:date>
    <meta:editing-duration>PT13H2M12S</meta:editing-duration>
    <meta:editing-cycles>41</meta:editing-cycles>
    <meta:generator>LibreOffice/6.0.6.2$Windows_X86_64 LibreOffice_project/0c292870b25a325b5ed35f6b45599d2ea4458e77</meta:generator>
    <meta:document-statistic meta:table-count="0" meta:image-count="0" meta:object-count="0" meta:page-count="3" meta:paragraph-count="84" meta:word-count="359" meta:character-count="2212" meta:non-whitespace-character-count="1931"/>
  </office:meta>
</office:document-meta>
</file>